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officeooo:rsid="0021c1ca" officeooo:paragraph-rsid="00178372" style:font-size-asian="10.5pt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25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28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29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30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1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33" style:family="paragraph" style:parent-style-name="Standard">
      <style:paragraph-properties fo:margin-top="0.101cm" fo:margin-bottom="0.199cm" loext:contextual-spacing="false" fo:line-height="100%"/>
      <style:text-properties fo:color="#7f0055" style:font-name="Consolas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34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193784"/>
    </style:style>
    <style:style style:name="P40" style:family="paragraph" style:parent-style-name="Standard" style:list-style-name="L4">
      <style:paragraph-properties fo:text-align="start" style:justify-single-word="false"/>
      <style:text-properties fo:color="#3f5fbf" style:font-name="Consolas" fo:font-size="10pt" officeooo:paragraph-rsid="00193784" style:font-size-asian="10pt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style:font-name="Consolas" fo:font-size="10pt" officeooo:paragraph-rsid="00193784" style:font-size-asian="10pt"/>
    </style:style>
    <style:style style:name="P4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8372" style:font-size-asian="10pt"/>
    </style:style>
    <style:style style:name="P4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4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d3362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4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officeooo:paragraph-rsid="00178372"/>
    </style:style>
    <style:style style:name="P4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49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51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2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22e54c" style:font-size-asian="10.5pt" style:font-weight-asian="normal" style:font-size-complex="10.5pt" style:font-weight-complex="normal"/>
    </style:style>
    <style:style style:name="P54" style:family="paragraph" style:parent-style-name="Standard" style:list-style-name="L4">
      <style:paragraph-properties fo:margin-top="0.101cm" fo:margin-bottom="0.199cm" loext:contextual-spacing="false" fo:line-height="100%"/>
      <style:text-properties fo:font-variant="normal" fo:text-transform="none" fo:color="#3f5fbf" style:font-name="Consolas" fo:font-size="10pt" fo:letter-spacing="normal" fo:font-style="normal" fo:font-weight="normal" officeooo:paragraph-rsid="00193784" style:font-size-asian="10pt" style:font-weight-asian="bold" style:font-size-complex="10.5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22e54c" style:font-weight-asian="normal" style:font-weight-complex="normal"/>
    </style:style>
    <style:style style:name="P5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5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0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1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2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ca130" style:font-size-asian="10.5pt" style:font-weight-asian="bold" style:font-size-complex="10.5pt" style:font-weight-complex="bold"/>
    </style:style>
    <style:style style:name="P63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22e54c" style:font-size-asian="10.5pt" style:font-weight-asian="bold" style:font-size-complex="10.5pt" style:font-weight-complex="bold"/>
    </style:style>
    <style:style style:name="P64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5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1e049" officeooo:paragraph-rsid="00178372" style:font-size-asian="10.5pt" style:font-weight-asian="bold" style:font-size-complex="10.5pt" style:font-weight-complex="bold"/>
    </style:style>
    <style:style style:name="P6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67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6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6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70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71" style:family="paragraph" style:parent-style-name="Text_20_body" style:list-style-name="L3">
      <style:paragraph-properties fo:margin-top="0.101cm" fo:margin-bottom="0.199cm" loext:contextual-spacing="false" fo:line-height="100%"/>
      <style:text-properties officeooo:paragraph-rsid="00178372"/>
    </style:style>
    <style:style style:name="P72" style:family="paragraph" style:parent-style-name="Text_20_body" style:list-style-name="L4">
      <style:paragraph-properties fo:margin-top="0.101cm" fo:margin-bottom="0.199cm" loext:contextual-spacing="false" fo:line-height="100%"/>
      <style:text-properties officeooo:paragraph-rsid="00178372"/>
    </style:style>
    <style:style style:name="P73" style:family="paragraph" style:parent-style-name="Text_20_body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74" style:family="paragraph" style:parent-style-name="Text_20_body" style:list-style-name="L5">
      <style:paragraph-properties fo:margin-top="0.101cm" fo:margin-bottom="0.199cm" loext:contextual-spacing="false" fo:line-height="100%"/>
      <style:text-properties fo:color="#7f0055" style:font-name="Consolas" fo:font-size="10pt" fo:font-weight="bold" officeooo:paragraph-rsid="001ca130" style:font-size-asian="10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1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2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3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officeooo:rsid="00374cc0" style:font-size-asian="10pt"/>
    </style:style>
    <style:style style:name="T36" style:family="text">
      <style:text-properties fo:color="#000000" style:font-name="Consolas" fo:font-size="10pt" officeooo:rsid="004338d3" style:font-size-asian="10pt"/>
    </style:style>
    <style:style style:name="T37" style:family="text">
      <style:text-properties fo:color="#000000" style:font-name="Consolas" fo:font-size="10pt" officeooo:rsid="005a8193" style:font-size-asian="10pt"/>
    </style:style>
    <style:style style:name="T38" style:family="text">
      <style:text-properties fo:color="#000000" style:font-name="Consolas" fo:font-size="10pt" officeooo:rsid="0053b4f7" style:font-size-asian="10pt"/>
    </style:style>
    <style:style style:name="T39" style:family="text">
      <style:text-properties fo:color="#000000" style:font-name="Consolas" fo:font-size="10pt" officeooo:rsid="001d3362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3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 style:font-name="Consolas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6" style:family="text">
      <style:text-properties fo:color="#000000" style:font-name="Consolas" fo:font-size="10pt" fo:font-style="italic" style:font-size-asian="10pt" style:font-style-asian="italic"/>
    </style:style>
    <style:style style:name="T47" style:family="text">
      <style:text-properties fo:font-style="italic" style:font-style-asian="italic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574aec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51f78c" style:font-size-asian="10pt" style:font-size-complex="10pt"/>
    </style:style>
    <style:style style:name="T52" style:family="text">
      <style:text-properties officeooo:rsid="0051f78c"/>
    </style:style>
    <style:style style:name="T53" style:family="text">
      <style:text-properties officeooo:rsid="001ccded"/>
    </style:style>
    <style:style style:name="T54" style:family="text">
      <style:text-properties officeooo:rsid="005f8b4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1ea247"/>
    </style:style>
    <style:style style:name="T57" style:family="text">
      <style:text-properties officeooo:rsid="00337fed"/>
    </style:style>
    <style:style style:name="T58" style:family="text">
      <style:text-properties officeooo:rsid="001eb14b"/>
    </style:style>
    <style:style style:name="T59" style:family="text">
      <style:text-properties officeooo:rsid="00209e6b"/>
    </style:style>
    <style:style style:name="T60" style:family="text">
      <style:text-properties officeooo:rsid="0021c1ca"/>
    </style:style>
    <style:style style:name="T61" style:family="text">
      <style:text-properties officeooo:rsid="00357c2c"/>
    </style:style>
    <style:style style:name="T62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63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64" style:family="text">
      <style:text-properties fo:font-size="10.5pt" fo:font-weight="bold" style:font-size-asian="10.5pt" style:font-weight-asian="bold" style:font-size-complex="10.5pt" style:font-weight-complex="bold"/>
    </style:style>
    <style:style style:name="T65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66" style:family="text">
      <style:text-properties fo:color="#6a3e3e" style:font-name="Consolas" fo:font-size="10pt" style:font-size-asian="10pt"/>
    </style:style>
    <style:style style:name="T67" style:family="text">
      <style:text-properties fo:color="#6a3e3e" style:font-name="Consolas" fo:font-size="10pt" style:font-size-asian="10pt"/>
    </style:style>
    <style:style style:name="T6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69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70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71" style:family="text">
      <style:text-properties fo:color="#7f0055" style:font-name="Consolas" fo:font-size="10pt" fo:font-weight="bold" style:font-size-asian="10pt" style:font-weight-asian="bold"/>
    </style:style>
    <style:style style:name="T72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73" style:family="text">
      <style:text-properties fo:color="#7f0055" style:font-name="Consolas" fo:font-size="10pt" fo:font-weight="bold" officeooo:rsid="0039259a" style:font-size-asian="10pt" style:font-weight-asian="bold"/>
    </style:style>
    <style:style style:name="T74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75" style:family="text">
      <style:text-properties fo:color="#7f0055" style:font-name="Consolas" fo:font-size="10pt" fo:font-weight="bold" style:font-size-asian="10pt" style:font-weight-asian="bold"/>
    </style:style>
    <style:style style:name="T76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77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78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79" style:family="text">
      <style:text-properties fo:color="#7f0055" style:font-name="Consolas" fo:font-size="10pt" style:font-size-asian="10pt"/>
    </style:style>
    <style:style style:name="T80" style:family="text">
      <style:text-properties fo:color="#7f0055" style:font-name="Consolas" fo:font-size="10pt" style:font-size-asian="10pt" style:font-weight-complex="normal"/>
    </style:style>
    <style:style style:name="T81" style:family="text">
      <style:text-properties fo:color="#2a00ff" style:font-name="Consolas" fo:font-size="10pt" style:font-size-asian="10pt"/>
    </style:style>
    <style:style style:name="T82" style:family="text">
      <style:text-properties fo:color="#2a00ff" style:font-name="Consolas" fo:font-size="10pt" style:font-size-asian="10pt"/>
    </style:style>
    <style:style style:name="T8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84" style:family="text">
      <style:text-properties officeooo:rsid="005a8193"/>
    </style:style>
    <style:style style:name="T85" style:family="text">
      <style:text-properties style:font-name="Consolas" fo:font-size="10pt" style:font-size-asian="10pt"/>
    </style:style>
    <style:style style:name="T86" style:family="text">
      <style:text-properties style:font-name="Consolas" fo:font-size="10pt" style:font-size-asian="10pt" style:font-size-complex="10.5pt"/>
    </style:style>
    <style:style style:name="T87" style:family="text">
      <style:text-properties style:font-name="Consolas" fo:font-size="10pt" officeooo:rsid="005c9f70" style:font-size-asian="10pt" style:font-size-complex="10.5pt"/>
    </style:style>
    <style:style style:name="T88" style:family="text">
      <style:text-properties style:font-name="Consolas" fo:font-size="10pt" officeooo:rsid="0039259a" style:font-size-asian="10pt" style:font-size-complex="10.5pt"/>
    </style:style>
    <style:style style:name="T89" style:family="text">
      <style:text-properties style:font-name="Consolas" fo:font-size="10pt" officeooo:rsid="002af41d" style:font-size-asian="10pt" style:font-size-complex="10.5pt"/>
    </style:style>
    <style:style style:name="T90" style:family="text">
      <style:text-properties style:font-name="Consolas" fo:font-size="10pt" officeooo:rsid="0065f384" style:font-size-asian="10pt"/>
    </style:style>
    <style:style style:name="T91" style:family="text">
      <style:text-properties style:font-name="Consolas" fo:font-size="10pt" style:font-size-asian="10pt"/>
    </style:style>
    <style:style style:name="T92" style:family="text">
      <style:text-properties style:font-name="Consolas" fo:font-size="10pt" style:font-size-asian="10pt"/>
    </style:style>
    <style:style style:name="T93" style:family="text">
      <style:text-properties style:font-name="Consolas" fo:font-size="10pt" style:font-size-asian="10pt"/>
    </style:style>
    <style:style style:name="T94" style:family="text">
      <style:text-properties style:font-name="Consolas" fo:font-size="10pt" style:font-size-asian="10pt"/>
    </style:style>
    <style:style style:name="T95" style:family="text">
      <style:text-properties style:font-name="Consolas" fo:font-size="10pt" style:font-size-asian="10pt"/>
    </style:style>
    <style:style style:name="T96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97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98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99" style:family="text">
      <style:text-properties style:font-name="Consolas" fo:font-size="10pt" fo:font-weight="bold" style:font-size-asian="10pt" style:font-weight-asian="bold"/>
    </style:style>
    <style:style style:name="T100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101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0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0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0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05" style:family="text">
      <style:text-properties fo:font-variant="normal" fo:text-transform="none" fo:color="#000000" fo:letter-spacing="normal" fo:font-style="normal" fo:font-weight="normal"/>
    </style:style>
    <style:style style:name="T106" style:family="text">
      <style:text-properties officeooo:rsid="001469e9"/>
    </style:style>
    <style:style style:name="T107" style:family="text">
      <style:text-properties fo:color="#3f5fbf" style:font-name="Consolas" fo:font-size="10pt" style:font-size-asian="10pt"/>
    </style:style>
    <style:style style:name="T108" style:family="text">
      <style:text-properties fo:color="#3f5fbf" style:font-name="Consolas" fo:font-size="10pt" officeooo:rsid="001b2468" style:font-size-asian="10pt"/>
    </style:style>
    <style:style style:name="T109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10" style:family="text">
      <style:text-properties fo:color="#7f9fbf" style:font-name="Consolas" fo:font-size="10pt" fo:font-weight="bold" style:font-size-asian="10pt" style:font-weight-asian="bold"/>
    </style:style>
    <style:style style:name="T111" style:family="text">
      <style:text-properties fo:color="#3f7f5f" style:font-name="Consolas" fo:font-size="10pt" style:font-size-asian="10pt"/>
    </style:style>
    <style:style style:name="T112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Codice</text:p>
      <text:list xml:id="list40888140" text:style-name="L1">
        <text:list-item>
          <text:p text:style-name="P58">package</text:p>
        </text:list-item>
      </text:list>
      <text:p text:style-name="P2"><text:tab/>package slide3_1;</text:p>
      <text:list xml:id="list121933235911448" text:continue-numbering="true" text:style-name="L1">
        <text:list-item>
          <text:p text:style-name="P58">imports</text:p>
          <text:p text:style-name="P67">import java.util.<text:span text:style-name="T22">Arrays;</text:span></text:p>
        </text:list-item>
        <text:list-item>
          <text:p text:style-name="P58">classpath</text:p>
          <text:p text:style-name="P68">C:\Users\ADMIN\eclipse-workspace\Prove\src\slide3_1<text:span text:style-name="T23">\Persona</text:span></text:p>
          <text:p text:style-name="P68"/>
        </text:list-item>
      </text:list>
      <text:p text:style-name="P15">Ereditarietà</text:p>
      <text:p text:style-name="P3">public class Prova extends Prova1 { }</text:p>
      <text:p text:style-name="P3">Classe Prova padre, Prova1 figlia.</text:p>
      <text:p text:style-name="P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4"/>
      <text:p text:style-name="P15"><text:span text:style-name="T21">Classi, oggetti, i</text:span>nterfacce e classi astratte</text:p>
      <text:p text:style-name="P5">public class Prova() {}</text:p>
      <text:p text:style-name="P18">Prova=new Prova(parametri costruttore); </text:p>
      <text:p text:style-name="P19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21"><text:span text:style-name="T26"><text:line-break/></text:span><text:span text:style-name="T27">public interface Prova {</text:span></text:p>
      <text:p text:style-name="P35"><text:tab/>int <text:span text:style-name="T47">VALUE</text:span> = 1;</text:p>
      <text:p text:style-name="P35"><text:tab/>void m1();</text:p>
      <text:p text:style-name="P35">}</text:p>
      <text:p text:style-name="P35"/>
      <text:p text:style-name="P35">public interface <text:span text:style-name="T48">Prova1</text:span>{</text:p>
      <text:p text:style-name="P35"><text:tab/>int <text:span text:style-name="T47">VALUE</text:span> = 2;</text:p>
      <text:p text:style-name="P35"><text:tab/>void m1();</text:p>
      <text:p text:style-name="P35">}</text:p>
      <text:p text:style-name="P35"/>
      <text:p text:style-name="P35">class Test implements Prova, Prova1{</text:p>
      <text:p text:style-name="P35"><text:tab/>public void m1()</text:p>
      <text:p text:style-name="P35"><text:tab/>{</text:p>
      <text:p text:style-name="P35"><text:tab/><text:tab/>System.<text:span text:style-name="T47">out</text:span>.println("Hello");</text:p>
      <text:p text:style-name="P35"><text:tab/><text:tab/>Test test1 = new Test();</text:p>
      <text:p text:style-name="P35"><text:tab/><text:tab/>((Prova1) test1).m1();<text:tab/><text:tab/>//<text:span text:style-name="T49">stampa “Hello”</text:span></text:p>
      <text:p text:style-name="P35"><text:tab/>}</text:p>
      <text:p text:style-name="P23">}</text:p>
      <text:p text:style-name="P22"/>
      <text:p text:style-name="P20"><text:span text:style-name="T50">public abstract class </text:span><text:span text:style-name="T51">Calc{<text:line-break/>abstract void calculate();</text:span><text:span text:style-name="T52"><text:line-break/>public static void main(String [] args)</text:span></text:p>
      <text:p text:style-name="P6"><text:soft-page-break/>{<text:line-break/>System.out.println(“Calculating”);<text:line-break/>Calc x = null;<text:line-break/>x.calculate();<text:tab/><text:tab/></text:p>
      <text:p text:style-name="P6">}</text:p>
      <text:p text:style-name="P6">}</text:p>
      <text:p text:style-name="P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8"/>
      <text:p text:style-name="P15">Visibilità</text:p>
      <text:p text:style-name="P7">private-→default (o vuoto, visibile solo nel package)-→protected (package e sottoclassi)-→public <text:s/><text:tab/><text:line-break/>Dal più restrittivo.</text:p>
      <text:p text:style-name="P15">Linguaggi<text:span text:style-name="T21">o</text:span></text:p>
      <text:list xml:id="list3013650727" text:style-name="L2">
        <text:list-item>
          <text:p text:style-name="P59">La Sintassi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59">Controlli di Flusso</text:p>
        </text:list-item>
      </text:list>
      <text:p text:style-name="P15"><text:span text:style-name="T4"><text:tab/></text:span><text:span text:style-name="T5">boolean check</text:span><text:span text:style-name="T6">=true</text:span><text:span text:style-name="T5">;</text:span></text:p>
      <text:p text:style-name="P13"><text:tab/>if(check == true) </text:p>
      <text:p text:style-name="P13"><text:tab/>{<text:line-break/><text:tab/><text:tab/>System.out.println(“funziona”);<text:line-break/><text:tab/>}</text:p>
      <text:p text:style-name="P13"/>
      <text:list xml:id="list121932762244669" text:continue-numbering="true" text:style-name="L2">
        <text:list-header>
          <text:p text:style-name="P70">for(int i=0; i&lt;10; i++){ }<text:tab/><text:tab/><text:tab/><text:span text:style-name="T53">quando sappiamo quante volte itererà</text:span></text:p>
        </text:list-header>
      </text:list>
      <text:p text:style-name="P9"><text:tab/>while (isFull) {…}<text:tab/><text:tab/><text:tab/><text:span text:style-name="T53">esce a false</text:span></text:p>
      <text:p text:style-name="P9"><text:tab/><text:span text:style-name="T53">do (….) while (y==0);<text:tab/><text:tab/><text:tab/>quando sappiamo che itererà almeno una volta</text:span></text:p>
      <text:p text:style-name="P9"><text:tab/>for(int i : Iterator/array/arrayList)<text:tab/><text:tab/><text:span text:style-name="T53">for each – quando vogliamo far scorrere tutti i valori</text:span></text:p>
      <text:p text:style-name="P9"><text:tab/><text:span text:style-name="T54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21933866471511" text:continue-numbering="true" text:style-name="L2">
        <text:list-item>
          <text:p text:style-name="P69"><text:span text:style-name="T55">Array</text:span><text:tab/><text:tab/><text:tab/><text:tab/><text:tab/><text:span text:style-name="T56">int arrayProva []; int arrayProva [] = new int[]; Sequenza di <text:tab/><text:tab/><text:tab/><text:tab/><text:tab/>elementi</text:span></text:p>
        </text:list-item>
      </text:list>
      <text:p text:style-name="P1"><text:tab/><text:tab/><text:tab/><text:tab/><text:tab/><text:tab/><text:span text:style-name="T57">arrayProva = {1, 20, 304, 55};</text:span></text:p>
      <text:list xml:id="list121934373749878" text:continue-numbering="true" text:style-name="L2">
        <text:list-item>
          <text:p text:style-name="P69"><text:span text:style-name="T55">Enum</text:span><text:tab/><text:tab/><text:tab/><text:tab/><text:tab/><text:span text:style-name="T58">public enum sesso {M, F}<text:tab/>valori specifici</text:span></text:p>
        </text:list-item>
        <text:list-item>
          <text:p text:style-name="P69"><text:span text:style-name="T55">Annotations</text:span><text:tab/><text:tab/><text:tab/><text:tab/><text:span text:style-name="T59">@Override</text:span></text:p>
        </text:list-item>
      </text:list>
      <text:p text:style-name="P1"/>
      <text:p text:style-name="P1"/>
      <text:p text:style-name="P1"><text:soft-page-break/><text:span text:style-name="T55">La libreria Math</text:span><text:tab/><text:tab/>//<text:span text:style-name="T60">int a =Math.min(10, 5);<text:tab/><text:tab/>Math.random();<text:tab/>ritorna un double tra <text:tab/><text:tab/><text:tab/><text:tab/><text:tab/>System.out.println(a); //5<text:tab/><text:tab/>0.0 e 0.1</text:span></text:p>
      <text:p text:style-name="P10"><text:tab/><text:tab/><text:tab/><text:tab/></text:p>
      <text:p text:style-name="P15">La classe Object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15">Stringhe<text:tab/><text:tab/><text:tab/><text:span text:style-name="T7">String stringa=”ciao”;<text:tab/>String stringa = new String (“ciao”);</text:span><text:tab/></text:p>
      <text:p text:style-name="P15"><text:span text:style-name="T28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15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15">Collections<text:tab/><text:tab/><text:tab/><text:span text:style-name="T9">Collection: elementi non ordinati. Non possono avere tipi primitivi</text:span></text:p>
      <text:p text:style-name="P15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14"><text:tab/><text:tab/><text:tab/><text:tab/>}</text:p>
      <text:p text:style-name="P15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15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15">Iterator<text:tab/><text:tab/><text:tab/></text:p>
      <text:p text:style-name="P15">Foreach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15">Generics<text:tab/><text:tab/><text:tab/><text:span text:style-name="T14">List &lt;</text:span><text:span text:style-name="T61">String</text:span><text:span text:style-name="T14">&gt; arrListProva = new Arraylist&lt;</text:span><text:span text:style-name="T61">String</text:span><text:span text:style-name="T14">&gt;();</text:span></text:p>
      <text:p text:style-name="P15">Map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17"><text:span text:style-name="T62"><text:tab/><text:tab/><text:tab/><text:tab/>E</text:span><text:span text:style-name="T63">s. </text:span><text:span text:style-name="T30">HashMap&lt;String, Integer&gt; </text:span><text:span text:style-name="T65">mappa</text:span><text:span text:style-name="T29"> = </text:span><text:span text:style-name="T70">new</text:span><text:span text:style-name="T29"> HashMap&lt;String, <text:tab/><text:tab/><text:tab/><text:tab/><text:tab/>Integer&gt;();</text:span></text:p>
      <text:p text:style-name="P36"><text:span text:style-name="T85"><text:tab/><text:tab/><text:tab/><text:tab/>mappa.put("Elem1", 1);</text:span></text:p>
      <text:p text:style-name="P36"><text:span text:style-name="T85"><text:tab/><text:tab/><text:tab/><text:tab/>mappa.put("Elem2", 2);</text:span></text:p>
      <text:p text:style-name="P36"><text:span text:style-name="T85"><text:tab/><text:tab/><text:tab/><text:tab/>mappa.put("Elem3", 3);</text:span></text:p>
      <text:p text:style-name="P26"><text:span text:style-name="T85"><text:tab/><text:tab/><text:tab/><text:tab/>mappa.put("Elem4", 4);</text:span></text:p>
      <text:p text:style-name="P15">Le Eccezioni</text:p>
      <text:list xml:id="list3896471745" text:style-name="L3">
        <text:list-item>
          <text:p text:style-name="P60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1"><text:span text:style-name="T72">try</text:span><text:span text:style-name="T34"> </text:span></text:p>
                        </text:list-header>
                      </text:list>
                    </text:list-item>
                  </text:list>
                </text:list-item>
              </text:list>
              <text:p text:style-name="P42"><text:tab/><text:tab/><text:tab/>{</text:p>
            </text:list-item>
          </text:list>
          <text:p text:style-name="P48"><text:span text:style-name="T34"><text:tab/><text:tab/><text:tab/><text:tab/></text:span><text:span text:style-name="T71">for</text:span><text:span text:style-name="T34">(</text:span><text:span text:style-name="T71">int</text:span><text:span text:style-name="T34"> </text:span><text:span text:style-name="T66">i</text:span><text:span text:style-name="T34">=0; </text:span><text:span text:style-name="T66">i</text:span><text:span text:style-name="T34">&lt;</text:span><text:span text:style-name="T42">arrayProva</text:span><text:span text:style-name="T34">.lenght; </text:span><text:span text:style-name="T66">i</text:span><text:span text:style-name="T34">++)</text:span></text:p>
          <text:p text:style-name="P42"><text:tab/><text:tab/><text:tab/><text:tab/>{</text:p>
          <text:p text:style-name="P47"><text:span text:style-name="T85"><text:tab/><text:tab/><text:tab/><text:tab/><text:tab/>System.</text:span><text:span text:style-name="T100">out</text:span><text:span text:style-name="T85">.println(</text:span><text:span text:style-name="T101">arrayProva</text:span><text:span text:style-name="T85">[i]);</text:span></text:p>
          <text:p text:style-name="P42"><text:tab/><text:tab/><text:tab/><text:tab/>}</text:p>
          <text:p text:style-name="P42"><text:tab/><text:tab/><text:tab/></text:p>
          <text:p text:style-name="P42"><text:soft-page-break/><text:tab/><text:tab/><text:tab/>}</text:p>
          <text:p text:style-name="P48"><text:span text:style-name="T34"><text:tab/><text:tab/><text:tab/></text:span><text:span text:style-name="T71">catch</text:span><text:span text:style-name="T34">(ArrayIndexOutOfBoundsException </text:span><text:span text:style-name="T66">exc</text:span><text:span text:style-name="T34">)</text:span></text:p>
          <text:p text:style-name="P42"><text:tab/><text:tab/><text:tab/>{</text:p>
          <text:p text:style-name="P48"><text:span text:style-name="T34"><text:tab/><text:tab/><text:tab/><text:tab/></text:span><text:span text:style-name="T66">exc</text:span><text:span text:style-name="T34">.toString();</text:span></text:p>
          <text:p text:style-name="P42"><text:tab/><text:tab/><text:tab/>}</text:p>
          <text:p text:style-name="P48"><text:span text:style-name="T34"><text:tab/><text:tab/><text:tab/></text:span><text:span text:style-name="T71">finally</text:span><text:span text:style-name="T34"> <text:line-break/><text:tab/><text:tab/><text:tab/></text:span><text:span text:style-name="T35">{</text:span></text:p>
          <text:p text:style-name="P48"><text:span text:style-name="T34"><text:tab/><text:tab/><text:tab/><text:tab/></text:span><text:span text:style-name="T36">System.out.println(“Esegue in ogni caso”);</text:span></text:p>
          <text:list text:continue-numbering="true">
            <text:list-header>
              <text:p text:style-name="P51"><text:tab/><text:tab/>}</text:p>
            </text:list-header>
          </text:list>
        </text:list-item>
      </text:list>
      <text:p text:style-name="P27"/>
      <text:p text:style-name="P27"/>
      <text:list xml:id="list121934418495197" text:continue-numbering="true" text:style-name="L3">
        <text:list-item>
          <text:p text:style-name="P60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11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33">CHECKED: </text:p>
      <text:p text:style-name="P31"><text:span text:style-name="T37">public class esempio{</text:span><text:span text:style-name="T73"><text:line-break/></text:span><text:span text:style-name="T38">public static void m1() throws Exception { throw new Exception();}<text:line-break/></text:span><text:span text:style-name="T73"><text:line-break/></text:span><text:span text:style-name="T34">public </text:span><text:span text:style-name="T38">static void main(String [] args) throws Exception{<text:line-break/><text:tab/>try{<text:line-break/><text:tab/><text:tab/>m1();<text:line-break/><text:tab/><text:tab/>System.out.println(“A”);</text:span></text:p>
      <text:p text:style-name="P28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12"><text:tab/>}<text:line-break/><text:span text:style-name="T84">}</text:span></text:p>
      <text:p text:style-name="P32"><text:span text:style-name="T78">UNCHECKED</text:span><text:span text:style-name="T74">: </text:span></text:p>
      <text:p text:style-name="P24"><text:span text:style-name="T87">public class </text:span><text:span text:style-name="T88">W</text:span><text:span text:style-name="T86">arningVeloxMin extends RuntimeException{..}</text:span></text:p>
      <text:p text:style-name="P25"><text:span text:style-name="T89">public String diminuisciVelocita(int velox) throws WarningVeloxMin</text:span><text:span text:style-name="T85">{</text:span></text:p>
      <text:p text:style-name="P37"><text:tab/><text:tab/>if((velocita-velox)&lt;=0)</text:p>
      <text:p text:style-name="P37"><text:tab/><text:tab/>{</text:p>
      <text:p text:style-name="P37"><text:tab/><text:tab/><text:tab/>throw new WarningVeloxMin("Attenzione! Raggiunta velocita minima");</text:p>
      <text:p text:style-name="P37"><text:tab/><text:tab/>}</text:p>
      <text:p text:style-name="P37"><text:tab/><text:tab/>else</text:p>
      <text:p text:style-name="P37"><text:tab/><text:tab/>{</text:p>
      <text:p text:style-name="P37"><text:tab/><text:tab/><text:tab/>velocita-=velox;</text:p>
      <text:p text:style-name="P37"><text:tab/><text:tab/><text:tab/>return "Velocita' modificata";</text:p>
      <text:p text:style-name="P37"><text:tab/><text:tab/>}</text:p>
      <text:p text:style-name="P29"><text:tab/>}</text:p>
      <text:list xml:id="list121933272662255" text:continue-numbering="true" text:style-name="L3">
        <text:list-header>
          <text:p text:style-name="P73"/>
        </text:list-header>
      </text:list>
      <text:p text:style-name="P15"><text:line-break/></text:p>
      <text:list xml:id="list121932811075552" text:continue-numbering="true" text:style-name="L3">
        <text:list-item>
          <text:p text:style-name="P60"><text:soft-page-break/>Eccezioni ed ereditarietà<text:tab/></text:p>
          <text:p text:style-name="P60"><text:line-break/></text:p>
        </text:list-item>
      </text:list>
      <text:p text:style-name="P26"><text:span text:style-name="T85">public int maggiore(int[] array) throws </text:span><text:span text:style-name="T96">Runtim</text:span><text:span text:style-name="T97">e</text:span><text:span text:style-name="T96">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7"><text:tab/><text:tab/><text:tab/><text:tab/>throw new IllegalArgumentException("Exc class 1");</text:p>
      <text:p text:style-name="P37"><text:tab/><text:tab/>}</text:p>
      <text:p text:style-name="P37"><text:tab/><text:tab/></text:p>
      <text:p text:style-name="P37"><text:tab/><text:tab/>return maxValue;</text:p>
      <text:p text:style-name="P34"><text:tab/>}</text:p>
      <text:p text:style-name="P25"><text:span text:style-name="T86"><text:tab/>@</text:span><text:span text:style-name="T98">Override</text:span><text:span text:style-name="T86"><text:line-break/><text:tab/></text:span><text:span text:style-name="T85">public int maggiore(int []array) throws </text:span><text:span text:style-name="T90">IllegalArgument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6"><text:span text:style-name="T85"><text:tab/><text:tab/><text:tab/><text:tab/></text:span><text:span text:style-name="T90">throw</text:span><text:span text:style-name="T85"> new IllegalArgumentException("Exc class2");</text:span></text:p>
      <text:p text:style-name="P37"><text:tab/><text:tab/>}</text:p>
      <text:p text:style-name="P37"><text:tab/><text:tab/></text:p>
      <text:p text:style-name="P37"><text:tab/><text:tab/>return maxValue;<text:tab/><text:tab/></text:p>
      <text:p text:style-name="P37"><text:tab/>}</text:p>
      <text:p text:style-name="P30"><text:tab/></text:p>
      <text:p text:style-name="P15">JavaDoc</text:p>
      <text:list xml:id="list4093075004" text:style-name="L4">
        <text:list-item>
          <text:p text:style-name="P72"><text:span text:style-name="T64">Sintassi<text:line-break/></text:span><text:span text:style-name="T105">/**<text:line-break/>*<text:line-break/>*/<text:tab/></text:span></text:p>
        </text:list-item>
        <text:list-item>
          <text:p text:style-name="P61">Esempio</text:p>
          <text:p text:style-name="P54">/**</text:p>
          <text:p text:style-name="P39"><text:span text:style-name="T107">*</text:span><text:span text:style-name="T109">Verifica</text:span><text:span text:style-name="T107"> </text:span><text:span text:style-name="T109">min</text:span><text:span text:style-name="T107"> e max array</text:span></text:p>
          <text:p text:style-name="P39"><text:span text:style-name="T107">*</text:span><text:span text:style-name="T110">@author</text:span><text:span text:style-name="T107"> </text:span><text:span text:style-name="T109">Andrea</text:span></text:p>
          <text:p text:style-name="P39"><text:span text:style-name="T107">*</text:span><text:span text:style-name="T110">@version</text:span><text:span text:style-name="T107"> </text:span><text:span text:style-name="T108">1.0</text:span></text:p>
          <text:p text:style-name="P39"><text:span text:style-name="T107">*</text:span><text:span text:style-name="T110">@param</text:span><text:span text:style-name="T107"> interi a, b, </text:span><text:span text:style-name="T108">array da esaminare</text:span></text:p>
          <text:p text:style-name="P39"><text:span text:style-name="T107">*</text:span><text:span text:style-name="T110">@throws</text:span><text:span text:style-name="T107"> ArrayIndexOutOfBoundsException</text:span></text:p>
          <text:p text:style-name="P40">*/</text:p>
          <text:p text:style-name="P41"/>
          <text:p text:style-name="P39"><text:span text:style-name="T71">public</text:span><text:span text:style-name="T34"> </text:span><text:span text:style-name="T76">int</text:span><text:span text:style-name="T34"> </text:span><text:span text:style-name="T42">verificaMinMax(</text:span><text:span text:style-name="T77">int</text:span><text:span text:style-name="T42"> </text:span><text:span text:style-name="T68">min</text:span><text:span text:style-name="T42">, </text:span><text:span text:style-name="T77">int</text:span><text:span text:style-name="T42"> </text:span><text:span text:style-name="T68">max</text:span><text:span text:style-name="T42">, </text:span><text:span text:style-name="T77">int</text:span><text:span text:style-name="T42"> []</text:span><text:span text:style-name="T68">array</text:span><text:span text:style-name="T42">)</text:span><text:span text:style-name="T43">{}</text:span></text:p>
        </text:list-item>
      </text:list>
      <text:p text:style-name="P65"><text:soft-page-break/>IO</text:p>
      <text:list xml:id="list1868163140" text:style-name="L5">
        <text:list-item>
          <text:p text:style-name="P62">Stream<text:line-break/><text:span text:style-name="T1">//</text:span><text:span text:style-name="T20">Es. scrittura su file</text:span></text:p>
          <text:list>
            <text:list-header>
              <text:p text:style-name="P74">try</text:p>
            </text:list-header>
          </text:list>
          <text:p text:style-name="P43"><text:tab/> <text:s text:c="3"/>{</text:p>
          <text:p text:style-name="P49"><text:span text:style-name="T34"><text:tab/> <text:s text:c="9"/>FileOutputStream </text:span><text:span text:style-name="T66">prova</text:span><text:span text:style-name="T34"> = </text:span><text:span text:style-name="T71">new</text:span><text:span text:style-name="T34"> FileOutputStream(</text:span><text:span text:style-name="T81">"testoDaModificare.txt"</text:span><text:span text:style-name="T34">);</text:span></text:p>
          <text:p text:style-name="P49"><text:span text:style-name="T34"><text:tab/> <text:s text:c="9"/>PrintStream </text:span><text:span text:style-name="T68">scrivi</text:span><text:span text:style-name="T34"> = </text:span><text:span text:style-name="T71">new</text:span><text:span text:style-name="T34"> PrintStream(</text:span><text:span text:style-name="T66">prova</text:span><text:span text:style-name="T34">);</text:span></text:p>
          <text:p text:style-name="P49"><text:span text:style-name="T34"><text:tab/> <text:s text:c="9"/></text:span><text:span text:style-name="T71">for</text:span><text:span text:style-name="T34">(</text:span><text:span text:style-name="T71">int</text:span><text:span text:style-name="T34"> </text:span><text:span text:style-name="T66">i</text:span><text:span text:style-name="T34">=0; </text:span><text:span text:style-name="T66">i</text:span><text:span text:style-name="T34">&lt;10; </text:span><text:span text:style-name="T66">i</text:span><text:span text:style-name="T34">++)</text:span></text:p>
          <text:p text:style-name="P43"><text:tab/> <text:s text:c="9"/>{</text:p>
          <text:p text:style-name="P49"><text:span text:style-name="T34"><text:tab/> <text:s text:c="7"/><text:tab/> <text:s/></text:span><text:span text:style-name="T66">scrivi</text:span><text:span text:style-name="T34">.println(</text:span><text:span text:style-name="T81">"Scrittura n: "</text:span><text:span text:style-name="T34"> + </text:span><text:span text:style-name="T66">i</text:span><text:span text:style-name="T34">);</text:span></text:p>
          <text:p text:style-name="P43"><text:tab/> <text:s text:c="9"/>}</text:p>
          <text:p text:style-name="P43"><text:tab/> <text:s text:c="3"/>}</text:p>
          <text:p text:style-name="P49"><text:span text:style-name="T34"><text:tab/> <text:s text:c="3"/></text:span><text:span text:style-name="T71">catch</text:span><text:span text:style-name="T34"> (IOException </text:span><text:span text:style-name="T66">e</text:span><text:span text:style-name="T34">)</text:span></text:p>
          <text:p text:style-name="P43"><text:tab/> <text:s text:c="3"/>{</text:p>
          <text:p text:style-name="P49"><text:span text:style-name="T34"><text:tab/> <text:s text:c="3"/><text:tab/>System.</text:span><text:span text:style-name="T83">out</text:span><text:span text:style-name="T34">.println(</text:span><text:span text:style-name="T81">"Errore: "</text:span><text:span text:style-name="T34"> + </text:span><text:span text:style-name="T66">e</text:span><text:span text:style-name="T34">);</text:span></text:p>
          <text:p text:style-name="P50"><text:span text:style-name="T34"><text:tab/> <text:s text:c="3"/><text:tab/>System.</text:span><text:span text:style-name="T46">exit</text:span><text:span text:style-name="T34">(1);</text:span></text:p>
        </text:list-item>
      </text:list>
      <text:p text:style-name="P38"><text:span text:style-name="T34"><text:tab/><text:tab/></text:span><text:span text:style-name="T39">}</text:span></text:p>
      <text:list xml:id="list121933216248003" text:continue-numbering="true" text:style-name="L5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  <text:list-item>
          <text:p text:style-name="P63">Serializzazione</text:p>
          <text:p text:style-name="P63"><text:span text:style-name="T80"><text:line-break/>class</text:span><text:span text:style-name="T29"> </text:span><text:span text:style-name="T45">Classe</text:span><text:span text:style-name="T29"> </text:span><text:span text:style-name="T80">implements</text:span><text:span text:style-name="T29"> Serializable{}</text:span></text:p>
        </text:list-item>
      </text:list>
      <text:p text:style-name="P55"><text:span text:style-name="T34"><text:tab/><text:tab/></text:span></text:p>
      <text:p text:style-name="P55"><text:span text:style-name="T34">Classe </text:span><text:span text:style-name="T66">obj</text:span><text:span text:style-name="T34"> = </text:span><text:span text:style-name="T71">new</text:span><text:span text:style-name="T34"> Classe();</text:span></text:p>
      <text:p text:style-name="P55"><text:span text:style-name="T34">FileOutputStream </text:span><text:span text:style-name="T66">fOutStream</text:span><text:span text:style-name="T34"> = </text:span><text:span text:style-name="T71">new</text:span><text:span text:style-name="T34"> FileOutputStream(</text:span><text:span text:style-name="T81">"file.txt"</text:span><text:span text:style-name="T34">);<text:tab/><text:tab/></text:span><text:span text:style-name="T111">//</text:span><text:span text:style-name="T112">crea</text:span><text:span text:style-name="T111"> </text:span><text:span text:style-name="T112">un</text:span><text:span text:style-name="T111"> file output stream </text:span></text:p>
      <text:p text:style-name="P55"><text:span text:style-name="T34">ObjectOutputStream </text:span><text:span text:style-name="T68">objOutStream</text:span><text:span text:style-name="T34"> = </text:span><text:span text:style-name="T71">new</text:span><text:span text:style-name="T34"> ObjectOutputStream(</text:span><text:span text:style-name="T66">fOutStream</text:span><text:span text:style-name="T34">);<text:tab/></text:span><text:span text:style-name="T111">//</text:span><text:span text:style-name="T112">oggetto</text:span><text:span text:style-name="T111"> </text:span><text:span text:style-name="T112">viene</text:span><text:span text:style-name="T111"> </text:span><text:span text:style-name="T112">serializzato</text:span></text:p>
      <text:p text:style-name="P55"><text:span text:style-name="T34"><text:tab/><text:tab/></text:span></text:p>
      <text:p text:style-name="P53"><text:span text:style-name="T66">objOutStream</text:span><text:span text:style-name="T85">.writeObject(</text:span><text:span text:style-name="T66">obj</text:span><text:span text:style-name="T85">);<text:tab/></text:span><text:span text:style-name="T111">//</text:span><text:span text:style-name="T112">Trasforma</text:span><text:span text:style-name="T111"> </text:span><text:span text:style-name="T112">da</text:span><text:span text:style-name="T111"> </text:span><text:span text:style-name="T112">oggetto</text:span><text:span text:style-name="T111"> a stream </text:span><text:span text:style-name="T112">della</text:span><text:span text:style-name="T111"> </text:span><text:span text:style-name="T112">classe</text:span><text:span text:style-name="T111"> ObjectOutputStream</text:span></text:p>
      <text:p text:style-name="P26"><text:span text:style-name="T85"/></text:p>
      <text:p text:style-name="P16">JUNIT</text:p>
      <text:p text:style-name="P16"/>
      <text:p text:style-name="P16">MAVEN</text:p>
      <text:p text:style-name="P15">JDBC</text:p>
      <text:list xml:id="list787769006" text:style-name="L6">
        <text:list-item>
          <text:p text:style-name="P64">Usare JDBC <text:span text:style-name="T106">e </text:span>Connessione al DataBase</text:p>
        </text:list-item>
        <text:list-item>
          <text:p text:style-name="P64">Tipi di query</text:p>
        </text:list-item>
        <text:list-item>
          <text:p text:style-name="P64">ResultSet</text:p>
        </text:list-item>
        <text:list-item>
          <text:p text:style-name="P64">Eccezioni</text:p>
        </text:list-item>
        <text:list-item>
          <text:p text:style-name="P64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8T12:16:32.587000000</dc:date>
    <meta:editing-duration>PT3H6M36S</meta:editing-duration>
    <meta:editing-cycles>15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6" meta:paragraph-count="194" meta:word-count="953" meta:character-count="7253" meta:non-whitespace-character-count="6003"/>
  </office:meta>
</office:document-meta>
</file>